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6.68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"/>
        <table:table-column table:style-name="co5" table:default-cell-style-name="ce2"/>
        <table:table-column table:style-name="co5" table:default-cell-style-name="ce4"/>
        <table:table-column table:style-name="co5" table:default-cell-style-name="ce1"/>
        <table:table-column table:style-name="co5" table:number-columns-repeated="1014" table:default-cell-style-name="ce2"/>
        <table:table-row table:style-name="ro2">
          <table:table-cell table:style-name="ce1" office:value-type="string">
            <text:p>Test Case</text:p>
            <text:p>No.</text:p>
          </table:table-cell>
          <table:table-cell table:style-name="ce1" office:value-type="string">
            <text:p>Test Item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Procedure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Created b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xecuted By</text:p>
          </table:table-cell>
          <table:table-cell table:style-name="ce1" office:value-type="string">
            <text:p>Date</text:p>
          </table:table-cell>
          <table:table-cell office:value-type="string">
            <text:p>Result</text:p>
          </table:table-cell>
          <table:table-cell table:style-name="ce1" table:number-columns-repeated="1013"/>
          <table:table-cell table:style-name="Default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orgot password</text:p>
          </table:table-cell>
          <table:table-cell office:value-type="string">
            <text:p>no input</text:p>
          </table:table-cell>
          <table:table-cell office:value-type="string">
            <text:p>1.Go to login page. <text:s/></text:p>
            <text:p>2.Click Forgot password</text:p>
            <text:p>3.Click Send.</text:p>
          </table:table-cell>
          <table:table-cell office:value-type="string">
            <text:p>Error message will be prompted</text:p>
          </table:table-cell>
          <table:table-cell office:value-type="string">
            <text:p>Jano</text:p>
          </table:table-cell>
          <table:table-cell office:value-type="date" office:date-value="2018-01-16">
            <text:p>1月16日</text:p>
          </table:table-cell>
          <table:table-cell office:value-type="string">
            <text:p>Jenny</text:p>
          </table:table-cell>
          <table:table-cell office:value-type="date" office:date-value="2018-01-17">
            <text:p>1月17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orgot password</text:p>
          </table:table-cell>
          <table:table-cell office:value-type="string">
            <text:p>invalid email format</text:p>
          </table:table-cell>
          <table:table-cell office:value-type="string">
            <text:p>1.Go to login page. <text:s/></text:p>
            <text:p>2.Click Forgot password</text:p>
            <text:p>3.input random characters in the textfield</text:p>
            <text:p>4.Click Send.</text:p>
          </table:table-cell>
          <table:table-cell office:value-type="string">
            <text:p>Error message will be prompted</text:p>
          </table:table-cell>
          <table:table-cell office:value-type="string">
            <text:p>Jenny</text:p>
          </table:table-cell>
          <table:table-cell office:value-type="date" office:date-value="2018-01-16">
            <text:p>1月16日</text:p>
          </table:table-cell>
          <table:table-cell office:value-type="string">
            <text:p>Jenny</text:p>
          </table:table-cell>
          <table:table-cell office:value-type="date" office:date-value="2018-01-17">
            <text:p>1月17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Forgot password</text:p>
          </table:table-cell>
          <table:table-cell office:value-type="string">
            <text:p>unregistered email</text:p>
          </table:table-cell>
          <table:table-cell office:value-type="string">
            <text:p>1.Input an email not yet registered in the system</text:p>
          </table:table-cell>
          <table:table-cell office:value-type="string">
            <text:p>Modal will close and message “email is not registered” will be displayed.</text:p>
          </table:table-cell>
          <table:table-cell office:value-type="string">
            <text:p>Jenny</text:p>
          </table:table-cell>
          <table:table-cell office:value-type="date" office:date-value="2018-01-16">
            <text:p>1月16日</text:p>
          </table:table-cell>
          <table:table-cell office:value-type="string">
            <text:p>Jenny</text:p>
          </table:table-cell>
          <table:table-cell office:value-type="date" office:date-value="2018-01-17">
            <text:p>1月17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orgot password</text:p>
          </table:table-cell>
          <table:table-cell office:value-type="string">
            <text:p>valid email</text:p>
          </table:table-cell>
          <table:table-cell office:value-type="string">
            <text:p>1.Click Forgot password</text:p>
            <text:p>2.input valid email</text:p>
            <text:p>3.Click Send.</text:p>
          </table:table-cell>
          <table:table-cell office:value-type="string">
            <text:p>“Email sent” will be displayed.</text:p>
            <text:p>A mail will be sent to the specified email for the account details</text:p>
          </table:table-cell>
          <table:table-cell office:value-type="string">
            <text:p>Jenny</text:p>
          </table:table-cell>
          <table:table-cell office:value-type="date" office:date-value="2018-01-16">
            <text:p>1月16日</text:p>
          </table:table-cell>
          <table:table-cell office:value-type="string">
            <text:p>Jenny</text:p>
          </table:table-cell>
          <table:table-cell office:value-type="date" office:date-value="2018-01-17">
            <text:p>1月17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Log in</text:p>
          </table:table-cell>
          <table:table-cell office:value-type="string">
            <text:p>no input</text:p>
          </table:table-cell>
          <table:table-cell office:value-type="string">
            <text:p>1.Click login</text:p>
          </table:table-cell>
          <table:table-cell office:value-type="string">
            <text:p>Error message will be prompted</text:p>
          </table:table-cell>
          <table:table-cell office:value-type="string">
            <text:p>Jano</text:p>
          </table:table-cell>
          <table:table-cell office:value-type="date" office:date-value="2018-01-16">
            <text:p>1月16日</text:p>
          </table:table-cell>
          <table:table-cell office:value-type="string">
            <text:p>Jenny</text:p>
          </table:table-cell>
          <table:table-cell office:value-type="date" office:date-value="2018-01-17">
            <text:p>1月17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og in</text:p>
          </table:table-cell>
          <table:table-cell office:value-type="string">
            <text:p>invalid email format</text:p>
          </table:table-cell>
          <table:table-cell office:value-type="string">
            <text:p>1.Input random characters for email</text:p>
            <text:p>2.Click login</text:p>
          </table:table-cell>
          <table:table-cell office:value-type="string">
            <text:p>Error message will be prompted</text:p>
          </table:table-cell>
          <table:table-cell office:value-type="string">
            <text:p>Jenny</text:p>
          </table:table-cell>
          <table:table-cell office:value-type="date" office:date-value="2018-01-16">
            <text:p>1月16日</text:p>
          </table:table-cell>
          <table:table-cell office:value-type="string">
            <text:p>Jenny</text:p>
          </table:table-cell>
          <table:table-cell office:value-type="date" office:date-value="2018-01-17">
            <text:p>1月17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og in</text:p>
          </table:table-cell>
          <table:table-cell office:value-type="string">
            <text:p>incorrect login credentials</text:p>
          </table:table-cell>
          <table:table-cell office:value-type="string">
            <text:p>1.Input unregistered email and/or wrong password</text:p>
            <text:p>2.Click login</text:p>
          </table:table-cell>
          <table:table-cell office:value-type="string">
            <text:p>“Email or password is incorrect” will be displayed.</text:p>
          </table:table-cell>
          <table:table-cell office:value-type="string">
            <text:p>Jenny</text:p>
          </table:table-cell>
          <table:table-cell office:value-type="date" office:date-value="2018-01-16">
            <text:p>1月16日</text:p>
          </table:table-cell>
          <table:table-cell table:style-name="Default" office:value-type="string">
            <text:p>Jenny</text:p>
          </table:table-cell>
          <table:table-cell office:value-type="date" office:date-value="2018-01-17">
            <text:p>1月17日</text:p>
          </table:table-cell>
          <table:table-cell office:value-type="string">
            <text:p>ok</text:p>
          </table:table-cell>
          <table:table-cell table:style-name="Default"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og in</text:p>
          </table:table-cell>
          <table:table-cell office:value-type="string">
            <text:p>valid credentials</text:p>
          </table:table-cell>
          <table:table-cell office:value-type="string">
            <text:p>1.Input a registered email and corresponding password</text:p>
            <text:p>2.Click login</text:p>
          </table:table-cell>
          <table:table-cell office:value-type="string">
            <text:p>Redirect to home page</text:p>
          </table:table-cell>
          <table:table-cell office:value-type="string">
            <text:p>Jenny</text:p>
          </table:table-cell>
          <table:table-cell office:value-type="date" office:date-value="2018-01-16">
            <text:p>1月16日</text:p>
          </table:table-cell>
          <table:table-cell table:style-name="Default" office:value-type="string">
            <text:p>Jenny</text:p>
          </table:table-cell>
          <table:table-cell office:value-type="date" office:date-value="2018-01-17">
            <text:p>1月17日</text:p>
          </table:table-cell>
          <table:table-cell office:value-type="string">
            <text:p>ok</text:p>
          </table:table-cell>
          <table:table-cell table:style-name="Default" table:number-columns-repeated="1014"/>
        </table:table-row>
      </table:table>
      <table:table table:name="Sheet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2018/01/17</text:date>, <text:time>09:1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4:05:51.02</meta:creation-date>
    <dc:date>2018-01-17T09:17:17.05</dc:date>
    <meta:editing-duration>PT37M36S</meta:editing-duration>
    <meta:editing-cycles>3</meta:editing-cycles>
    <meta:generator>OpenOffice/4.1.0$Win32 OpenOffice.org_project/410m18$Build-9764</meta:generator>
    <meta:document-statistic meta:table-count="3" meta:cell-count="90" meta:object-count="0"/>
  </office:meta>
</office:document-meta>
</file>